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39ba" officeooo:paragraph-rsid="001f39ba"/>
    </style:style>
    <style:style style:name="P2" style:family="paragraph" style:parent-style-name="Standard">
      <style:text-properties officeooo:rsid="0023ce30" officeooo:paragraph-rsid="0023ce30"/>
    </style:style>
    <style:style style:name="P3" style:family="paragraph" style:parent-style-name="Standard">
      <style:text-properties officeooo:rsid="00256ea3" officeooo:paragraph-rsid="00256ea3"/>
    </style:style>
    <style:style style:name="P4" style:family="paragraph" style:parent-style-name="Standard">
      <style:text-properties officeooo:rsid="0027478d" officeooo:paragraph-rsid="0027478d"/>
    </style:style>
    <style:style style:name="P5" style:family="paragraph" style:parent-style-name="Standard">
      <style:text-properties officeooo:rsid="002890af" officeooo:paragraph-rsid="002890af"/>
    </style:style>
    <style:style style:name="P6" style:family="paragraph" style:parent-style-name="Standard">
      <style:text-properties officeooo:rsid="0022315d" officeooo:paragraph-rsid="001f39ba"/>
    </style:style>
    <style:style style:name="P7" style:family="paragraph" style:parent-style-name="Standard">
      <style:text-properties officeooo:rsid="002a7364" officeooo:paragraph-rsid="002a7364"/>
    </style:style>
    <style:style style:name="P8" style:family="paragraph" style:parent-style-name="Standard">
      <style:text-properties officeooo:rsid="002a7364" officeooo:paragraph-rsid="002c505a"/>
    </style:style>
    <style:style style:name="P9" style:family="paragraph" style:parent-style-name="Standard">
      <style:text-properties officeooo:rsid="002a7364" officeooo:paragraph-rsid="002c52a3"/>
    </style:style>
    <style:style style:name="P10" style:family="paragraph" style:parent-style-name="Standard">
      <style:text-properties officeooo:rsid="002a7364" officeooo:paragraph-rsid="002d740c"/>
    </style:style>
    <style:style style:name="T1" style:family="text">
      <style:text-properties officeooo:rsid="0022315d"/>
    </style:style>
    <style:style style:name="T2" style:family="text">
      <style:text-properties officeooo:rsid="002558b9"/>
    </style:style>
    <style:style style:name="T3" style:family="text">
      <style:text-properties officeooo:rsid="0025f612"/>
    </style:style>
    <style:style style:name="T4" style:family="text">
      <style:text-properties officeooo:rsid="00269c6b"/>
    </style:style>
    <style:style style:name="T5" style:family="text">
      <style:text-properties officeooo:rsid="0029eb58"/>
    </style:style>
    <style:style style:name="T6" style:family="text">
      <style:text-properties officeooo:rsid="002c505a"/>
    </style:style>
    <style:style style:name="T7" style:family="text">
      <style:text-properties officeooo:rsid="002c52a3"/>
    </style:style>
    <style:style style:name="T8" style:family="text">
      <style:text-properties officeooo:rsid="002d74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the importance of Nutritional Status?</text:p>
      <text:p text:style-name="P1"/>
      <text:p text:style-name="P6">Nutritional status can be determined by:</text:p>
      <text:p text:style-name="P1"><text:tab/>- <text:span text:style-name="T1">internal/constitutional factors</text:span></text:p>
      <text:p text:style-name="P1"><text:tab/>- <text:span text:style-name="T1">external environment factors</text:span></text:p>
      <text:p text:style-name="P1"/>
      <text:p text:style-name="P2">Internal or constitutional factors – <text:span text:style-name="T2">age, sex, nutrition, behavior, <text:s/>physical activity and disease</text:span></text:p>
      <text:p text:style-name="P2"/>
      <text:p text:style-name="P3">Purpose of Nutritional Status:</text:p>
      <text:p text:style-name="P3"><text:tab/>- identify individuals or population groups at risk of becoming malnourished</text:p>
      <text:p text:style-name="P3"><text:tab/>- identify individuals or population groups who are malnourished</text:p>
      <text:p text:style-name="P3"><text:tab/>- <text:s/><text:span text:style-name="T3">develop health care programs that meet the community needs </text:span></text:p>
      <text:p text:style-name="P3">- <text:span text:style-name="T4">measure the effectiveness of the programs and interventions</text:span></text:p>
      <text:p text:style-name="P3"/>
      <text:p text:style-name="P3">* <text:span text:style-name="T5">to address undernutrition program and short term hunger</text:span></text:p>
      <text:p text:style-name="P3"/>
      <text:p text:style-name="P3"/>
      <text:p text:style-name="P4">BMI = weight(kg) / height(m^2)</text:p>
      <text:p text:style-name="P3"/>
      <text:p text:style-name="P5">For adults and older:</text:p>
      <text:p text:style-name="P5"><text:tab/>below 18.5 <text:s/>underweight</text:p>
      <text:p text:style-name="P5"><text:tab/>18.5-24.9 <text:tab/>normal</text:p>
      <text:p text:style-name="P5"><text:tab/>25-29.9<text:tab/>overweight</text:p>
      <text:p text:style-name="P5"><text:tab/>30.0 and above<text:tab/>obese</text:p>
      <text:p text:style-name="P1"/>
      <text:p text:style-name="P1">How to assess <text:s/>nutritional status?</text:p>
      <text:p text:style-name="P1"/>
      <text:p text:style-name="P1"/>
      <text:p text:style-name="P1"/>
      <text:p text:style-name="P7">References:</text:p>
      <text:p text:style-name="P7"><text:tab/><text:a xlink:type="simple" xlink:href="http://www.deped.gov.ph/sites/default/files/order/2014/DO_s2014_037.pdf" text:style-name="Internet_20_link" text:visited-style-name="Visited_20_Internet_20_Link">http://www.deped.gov.ph/sites/default/files/order/2014/DO_s2014_037.pdf</text:a></text:p>
      <text:p text:style-name="P8"><text:tab/><text:a xlink:type="simple" xlink:href="https://www.scribd.com/doc/61262081/Nutritional-Status-Consolidation-Form" text:style-name="Internet_20_link" text:visited-style-name="Visited_20_Internet_20_Link"><text:span text:style-name="T6">https://www.scribd.com/doc/61262081/Nutritional-Status-Consolidation-Form</text:span></text:a></text:p>
      <text:p text:style-name="P8"><text:tab/><text:a xlink:type="simple" xlink:href="http://www.deped.gov.ph/sites/default/files/order/2015/DO_s2015_33.pdf" text:style-name="Internet_20_link" text:visited-style-name="Visited_20_Internet_20_Link"><text:span text:style-name="T6">http://www.deped.gov.ph/sites/default/files/order/2015/DO_s2015_33.pdf</text:span></text:a></text:p>
      <text:p text:style-name="P9"><text:tab/><text:a xlink:type="simple" xlink:href="http://www.rappler.com/move-ph/issues/hunger/49213-school-feeding-programs-filipino-kids" text:style-name="Internet_20_link" text:visited-style-name="Visited_20_Internet_20_Link"><text:span text:style-name="T7">http://www.rappler.com/move-ph/issues/hunger/49213-school-feeding-programs-filipino-kids</text:span></text:a></text:p>
      <text:p text:style-name="P10"><text:tab/><text:a xlink:type="simple" xlink:href="http://www.writing.engr.psu.edu/workbooks/proposal_guidelines.pdf" text:style-name="Internet_20_link" text:visited-style-name="Visited_20_Internet_20_Link"><text:span text:style-name="T8">http://www.writing.engr.psu.edu/workbooks/proposal_guidelines.pdf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5:07:38.337750833</meta:creation-date>
    <dc:date>2016-10-08T10:52:52.832556536</dc:date>
    <meta:editing-duration>PT1H46M19S</meta:editing-duration>
    <meta:editing-cycles>12</meta:editing-cycles>
    <meta:generator>LibreOffice/5.1.4.2$Linux_X86_64 LibreOffice_project/10m0$Build-2</meta:generator>
    <meta:document-statistic meta:table-count="0" meta:image-count="0" meta:object-count="0" meta:page-count="1" meta:paragraph-count="24" meta:word-count="115" meta:character-count="1151" meta:non-whitespace-character-count="1039"/>
  </office:meta>
</office:document-meta>
</file>